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00000006D49A6F545F3B5F8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47850" officeooo:paragraph-rsid="00047850"/>
    </style:style>
    <style:style style:name="P2" style:family="paragraph" style:parent-style-name="Text_20_body">
      <style:text-properties officeooo:rsid="00047850" officeooo:paragraph-rsid="00047850"/>
    </style:style>
    <style:style style:name="P3" style:family="paragraph" style:parent-style-name="Text_20_body">
      <style:text-properties officeooo:paragraph-rsid="00047850"/>
    </style:style>
    <style:style style:name="P4" style:family="paragraph" style:parent-style-name="Title">
      <style:text-properties officeooo:rsid="00047850" officeooo:paragraph-rsid="000478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OSTFIX CONVERSION</text:p>
      <text:p text:style-name="P2"/>
      <text:h text:style-name="P1" text:outline-level="1">PROGRAM</text:h>
      <text:p text:style-name="P3">#include&lt;stdio.h&gt;</text:p>
      <text:p text:style-name="P3">#include&lt;ctype.h&gt;</text:p>
      <text:p text:style-name="P3">char stack[100];</text:p>
      <text:p text:style-name="P3">int top = -1;</text:p>
      <text:p text:style-name="P3">void push(char x)</text:p>
      <text:p text:style-name="P3">{</text:p>
      <text:p text:style-name="P3">stack[++top] = x;</text:p>
      <text:p text:style-name="P3">}</text:p>
      <text:p text:style-name="P3">char pop()</text:p>
      <text:p text:style-name="P3">{</text:p>
      <text:p text:style-name="P3">if(top == -1)</text:p>
      <text:p text:style-name="P3">return -1;</text:p>
      <text:p text:style-name="P3">else</text:p>
      <text:p text:style-name="P3">return stack[top--];</text:p>
      <text:p text:style-name="P3">}</text:p>
      <text:p text:style-name="P3">int priority(char x)</text:p>
      <text:p text:style-name="P3">{</text:p>
      <text:p text:style-name="P3">if(x == '(')</text:p>
      <text:p text:style-name="P3">return 0;</text:p>
      <text:p text:style-name="P3">if(x == '+'||x=='-')</text:p>
      <text:p text:style-name="P3">return 1;</text:p>
      <text:p text:style-name="P3">if(x =='*' || x == '/')</text:p>
      <text:p text:style-name="P3">return 2;</text:p>
      <text:p text:style-name="P3">return 0;</text:p>
      <text:p text:style-name="P3">}</text:p>
      <text:p text:style-name="P3">int main()</text:p>
      <text:p text:style-name="P3">{</text:p>
      <text:p text:style-name="P3"><text:soft-page-break/>char exp[100];</text:p>
      <text:p text:style-name="P3">char *e, x;</text:p>
      <text:p text:style-name="P3">printf("Enter the expression :");</text:p>
      <text:p text:style-name="P3">scanf("%s",exp);</text:p>
      <text:p text:style-name="P3">printf("\n");</text:p>
      <text:p text:style-name="P3">e = exp;</text:p>
      <text:p text:style-name="P3">while(*e !='\0')</text:p>
      <text:p text:style-name="P3">{</text:p>
      <text:p text:style-name="P3">if(isalnum(*e))</text:p>
      <text:p text:style-name="P3">printf("%c" ,*e);</text:p>
      <text:p text:style-name="P3">else if(*e== '(')</text:p>
      <text:p text:style-name="P3">push(*e);</text:p>
      <text:p text:style-name="P3">else if(*e == ')')</text:p>
      <text:p text:style-name="P3">{</text:p>
      <text:p text:style-name="P3">while((x = pop()) != '(')</text:p>
      <text:p text:style-name="P3"/>
      <text:p text:style-name="P3">printf("%c" , x);</text:p>
      <text:p text:style-name="P3">}</text:p>
      <text:p text:style-name="P3">else</text:p>
      <text:p text:style-name="P3">{</text:p>
      <text:p text:style-name="P3">while(priority(stack[top])&gt;= priority(*e))</text:p>
      <text:p text:style-name="P3">printf("%c" ,pop());</text:p>
      <text:p text:style-name="P3">push(*e);</text:p>
      <text:p text:style-name="P3">}</text:p>
      <text:p text:style-name="P3">e++ ;</text:p>
      <text:p text:style-name="P3">}</text:p>
      <text:p text:style-name="P3">while(top != -1)</text:p>
      <text:p text:style-name="P3">{</text:p>
      <text:p text:style-name="P3">printf("%c" ,pop());</text:p>
      <text:p text:style-name="P3">}return 0;</text:p>
      <text:p text:style-name="P2">}</text:p>
      <text:p text:style-name="P2"/>
      <text:h text:style-name="P1" text:outline-level="1"><text:soft-page-break/>OUTPUT</text:h>
      <text:p text:style-name="P3"><draw:frame draw:style-name="fr1" draw:name="Image1" text:anchor-type="char" svg:width="17cm" svg:height="1.429cm" draw:z-index="0"><draw:image xlink:href="Pictures/10000201000005100000006D49A6F545F3B5F8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4:59:18.226629107</meta:creation-date>
    <dc:date>2022-11-09T15:02:32.286237639</dc:date>
    <meta:editing-duration>PT3M14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60" meta:word-count="119" meta:character-count="676" meta:non-whitespace-character-count="618"/>
  </office:meta>
</office:document-meta>
</file>